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12mm"/>
    </style:style>
    <style:style style:name="ro1" style:family="table-row">
      <style:table-row-properties style:row-height="5.4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3.41mm" fo:break-before="auto" style:use-optimal-row-height="true"/>
    </style:style>
    <style:style style:name="ro8" style:family="table-row">
      <style:table-row-properties style:row-height="48.24mm" fo:break-before="auto" style:use-optimal-row-height="true"/>
    </style:style>
    <style:style style:name="ro9" style:family="table-row">
      <style:table-row-properties style:row-height="81.58mm" fo:break-before="auto" style:use-optimal-row-height="true"/>
    </style:style>
    <style:style style:name="ro10" style:family="table-row">
      <style:table-row-properties style:row-height="38.72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43.48mm" fo:break-before="auto" style:use-optimal-row-height="true"/>
    </style:style>
    <style:style style:name="ro13" style:family="table-row">
      <style:table-row-properties style:row-height="32.79mm" fo:break-before="auto" style:use-optimal-row-height="true"/>
    </style:style>
    <style:style style:name="ro14" style:family="table-row">
      <style:table-row-properties style:row-height="57.77mm" fo:break-before="auto" style:use-optimal-row-height="true"/>
    </style:style>
    <style:style style:name="ro15" style:family="table-row">
      <style:table-row-properties style:row-height="62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shrink-to-fit="false"/>
      <style:text-properties style:use-window-font-color="true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1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shrink-to-fit="false"/>
    </style:style>
    <style:style style:name="ce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wrap-option="wrap" style:shrink-to-fit="fals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wrap-option="wrap" style:shrink-to-fit="false"/>
    </style:style>
    <style:style style:name="ce9" style:family="table-cell" style:parent-style-name="Default">
      <style:table-cell-properties fo:wrap-option="wrap" style:shrink-to-fit="true"/>
    </style:style>
    <style:style style:name="T1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003" table:default-cell-style-name="Default"/>
        <table:table-row table:style-name="ro1">
          <table:table-cell office:value-type="string" calcext:value-type="string">
            <text:p>Must Have (<text:span text:style-name="T1">sprint backlog</text:span>)</text:p>
          </table:table-cell>
          <table:table-cell table:number-columns-repeated="6"/>
          <table:table-cell office:value-type="string" calcext:value-type="string">
            <text:p>estimation in story points</text:p>
          </table:table-cell>
          <table:table-cell table:number-columns-repeated="2"/>
          <table:table-cell office:value-type="string" calcext:value-type="string">
            <text:p>finish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ocument containing the user stories and roles:</text:p>
          </table:table-cell>
          <table:table-cell table:number-columns-repeated="3"/>
          <table:table-cell office:value-type="string" calcext:value-type="string">
            <text:p>list of roles: missing (-1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 calcext:value-type="string">
            <text:p>user stories update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main Model:</text:p>
          </table:table-cell>
          <table:table-cell/>
          <table:table-cell office:value-type="string" calcext:value-type="string">
            <text:p>Do not use navigability arrows in domain model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Class Administrator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Hint: introduce name for association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takeholders: (-1)</text:p>
          </table:table-cell>
          <table:table-cell/>
          <table:table-cell office:value-type="string" calcext:value-type="string">
            <text:p>Missing: Developer, User, ...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Update of existing document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Domain model document not updated (-2)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print backlog items, task and their states:</text:p>
          </table:table-cell>
          <table:table-cell table:number-columns-repeated="3"/>
          <table:table-cell office:value-type="string" calcext:value-type="string">
            <text:p>Estimates missing (-2)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effort in hours: 0,5 -1</text:p>
          </table:table-cell>
          <table:table-cell office:value-type="float" office:value="0.7" calcext:value-type="float">
            <text:p>0.7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roduction classes and interfaces:</text:p>
          </table:table-cell>
          <table:table-cell table:number-columns-repeated="2"/>
          <table:table-cell office:value-type="string" calcext:value-type="string">
            <text:p>Package names: use small letters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Working infrastructure with persistence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Using <text:span text:style-name="T2">H2 in-memory database</text:span> is recommend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Checkstyle report: (-4)</text:p>
          </table:table-cell>
          <table:table-cell/>
          <table:table-cell office:value-type="string" calcext:value-type="string">
            <text:p>Many <text:span text:style-name="T2">Checkstyle</text:span> errors (set up IDE automatically fix them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inished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iscellaneous: </text:p>
          </table:table-cell>
          <table:table-cell/>
          <table:table-cell office:value-type="string" calcext:value-type="string">
            <text:p>Errors in JavaDoc comment (-2)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finished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total remaining</text:p>
          </table:table-cell>
          <table:table-cell table:formula="of:=SUM([.H1:.H36])-SUM([.K1:.K36])"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6">
          <table:table-cell table:style-name="ce1" office:value-type="string" calcext:value-type="string">
            <text:p>Remaining product backlog item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ice to ha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d name: User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table:style-name="ce2" office:value-type="string" calcext:value-type="string">
            <text:p>As a <text:span text:style-name="T2">administrator</text:span> I want to <text:span text:style-name="T2">add a resource</text:span> to the system, so a user can book the resource</text:p>
          </table:table-cell>
          <table:table-cell table:style-name="ce4"/>
          <table:table-cell table:number-columns-repeated="2"/>
          <table:table-cell table:style-name="ce7" office:value-type="string" calcext:value-type="string">
            <text:p>FindResourceT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unit tests, code coverage:</text:p>
          </table:table-cell>
          <table:table-cell table:number-columns-repeated="7"/>
          <table:table-cell office:value-type="string" calcext:value-type="string">
            <text:p>90% code coverage of the core layers (UI components excluded)</text:p>
          </table:table-cell>
          <table:table-cell table:number-columns-repeated="4"/>
          <table:table-cell office:value-type="string" calcext:value-type="string">
            <text:p>JUnit test classes for the application logic and persistence (not necessarily for the user interface) </text:p>
          </table:table-cell>
          <table:table-cell table:number-columns-repeated="6"/>
          <table:table-cell office:value-type="string" calcext:value-type="string">
            <text:p>Provide code for selected user stories of this sprint 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Bad <text:span text:style-name="T2">coverage</text:span> (-4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table:style-name="ce2" office:value-type="string" calcext:value-type="string">
            <text:p>As a <text:span text:style-name="T2">user</text:span> I want to get an<text:span text:style-name="T2"> overview of the resources</text:span>, so I can decide which resource I want to reserve</text:p>
          </table:table-cell>
          <table:table-cell table:style-name="ce4"/>
          <table:table-cell table:style-name="ce5"/>
          <table:table-cell table:style-name="ce6" office:value-type="string" calcext:value-type="string">
            <text:p>TestClass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JPA: select resourc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Jdepend report (no cycles allowed; respect the Stable Dependency Principle and the Stable Abstractions Principle)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ble structure in terms of Java packages respecting the SOLID design principles 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king infrastructure: (-2)</text:p>
          </table:table-cell>
          <table:table-cell/>
          <table:table-cell office:value-type="string" calcext:value-type="string">
            <text:p>UI: no prog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pdate of existing documents:</text:p>
          </table:table-cell>
          <table:table-cell table:number-columns-repeated="2"/>
          <table:table-cell office:value-type="string" calcext:value-type="string">
            <text:p>User story document not updated (-2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tion classes and interfaces:</text:p>
          </table:table-cell>
          <table:table-cell table:number-columns-repeated="2"/>
          <table:table-cell office:value-type="string" calcext:value-type="string">
            <text:p>UI: No progress (-2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orking infrastructure with persistence:</text:p>
          </table:table-cell>
          <table:table-cell table:number-columns-repeated="2"/>
          <table:table-cell office:value-type="string" calcext:value-type="string">
            <text:p>When using MySQL: Add driver as Maven dependenc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unit tests, code coverage:</text:p>
          </table:table-cell>
          <table:table-cell table:number-columns-repeated="2"/>
          <table:table-cell office:value-type="string" calcext:value-type="string">
            <text:p>Unit test CreateResourceTest.create() fails (-2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vide the documentation of your software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table:style-name="ce2" office:value-type="string" calcext:value-type="string">
            <text:p>As a <text:span text:style-name="T2">user</text:span> I want to get an overview of the <text:span text:style-name="T2">availibility of a resource</text:span>(time frames, when a resource is available) , so I can decide on which time frame I want to reserve the resource</text:p>
          </table:table-cell>
          <table:table-cell table:style-name="ce4" table:number-columns-repeated="2"/>
          <table:table-cell table:style-name="ce4" office:value-type="string" calcext:value-type="string">
            <text:p>JPA: Reservation</text:p>
          </table:table-cell>
          <table:table-cell table:style-name="ce4" office:value-type="string" calcext:value-type="string">
            <text:p>JPA: column reservation in table resource (foreign key)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2" office:value-type="string" calcext:value-type="string">
            <text:p>As a <text:span text:style-name="T2">user</text:span> I want to see an<text:span text:style-name="T2"> overview of my reservation</text:span>, so I can see my reservations</text:p>
          </table:table-cell>
          <table:table-cell table:style-name="ce4"/>
          <table:table-cell/>
          <table:table-cell office:value-type="string" calcext:value-type="string">
            <text:p>JPA: User</text:p>
          </table:table-cell>
          <table:table-cell office:value-type="string" calcext:value-type="string">
            <text:p>JPA: column reservation in table user (foreign key)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won‘t ha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table:style-name="ce2" office:value-type="string" calcext:value-type="string">
            <text:p>As a <text:span text:style-name="T2">user</text:span> I want to see an<text:span text:style-name="T2"> overview of my reservation</text:span>, so I can cancel a reservation</text:p>
          </table:table-cell>
          <table:table-cell table:style-name="ce4"/>
          <table:table-cell table:style-name="ce5" office:value-type="string" calcext:value-type="string">
            <text:p>UserInterface</text:p>
          </table:table-cell>
          <table:table-cell table:number-columns-repeated="2"/>
          <table:table-cell table:style-name="ce4" table:number-columns-repeated="6"/>
          <table:table-cell table:style-name="ce9" table:number-columns-repeated="1013"/>
        </table:table-row>
        <table:table-row table:style-name="ro12">
          <table:table-cell table:style-name="ce3" office:value-type="string" calcext:value-type="string">
            <text:p>As a user I want to <text:span text:style-name="T2">log in</text:span> to the system, so that I have acces to my reservations and to the resources</text:p>
          </table:table-cell>
          <table:table-cell table:style-name="ce4"/>
          <table:table-cell table:style-name="ce4" office:value-type="string" calcext:value-type="string">
            <text:p>Class Controller method login, UserInterface</text:p>
          </table:table-cell>
          <table:table-cell table:style-name="ce4" table:number-columns-repeated="8"/>
          <table:table-cell table:style-name="ce9" table:number-columns-repeated="1013"/>
        </table:table-row>
        <table:table-row table:style-name="ro13">
          <table:table-cell table:style-name="ce4" office:value-type="string" calcext:value-type="string">
            <text:p>(As a <text:span text:style-name="T2">administrator</text:span> I want to <text:span text:style-name="T2">delete a resource</text:span>, so that no user can reserve the resource.)</text:p>
          </table:table-cell>
          <table:table-cell table:style-name="ce4"/>
          <table:table-cell table:style-name="ce4" office:value-type="string" calcext:value-type="string">
            <text:p>Class Controller, method deleteResource</text:p>
          </table:table-cell>
          <table:table-cell office:value-type="string" calcext:value-type="string">
            <text:p>Class DeleteResource</text:p>
          </table:table-cell>
          <table:table-cell table:style-name="ce4" office:value-type="string" calcext:value-type="string">
            <text:p>DeleteResourceTest</text:p>
          </table:table-cell>
          <table:table-cell table:style-name="ce4" table:number-columns-repeated="6"/>
          <table:table-cell table:style-name="ce9" table:number-columns-repeated="1013"/>
        </table:table-row>
        <table:table-row table:style-name="ro14">
          <table:table-cell table:style-name="ce2" office:value-type="string" calcext:value-type="string">
            <text:p>(As a user I want to be able to decide on different dates and time frames, so that I can make a<text:span text:style-name="T2"> irregularly recurring reservation)</text:span></text:p>
          </table:table-cell>
          <table:table-cell table:number-columns-repeated="1023"/>
        </table:table-row>
        <table:table-row table:style-name="ro15">
          <table:table-cell table:style-name="ce2" office:value-type="string" calcext:value-type="string">
            <text:p>(As a user I want to decide if a <text:span text:style-name="T2">recurring booking is daily, weekly or monthly</text:span>, so that I don't have to book the same resource each time)</text:p>
          </table:table-cell>
          <table:table-cell table:style-name="ce4" table:number-columns-repeated="10"/>
          <table:table-cell table:style-name="ce9" table:number-columns-repeated="101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 office:value-type="string" calcext:value-type="string">
            <text:p>The Product Owner and team should collaborate about an hour per week on backlog refinement (aka “backlog grooming”) to convert large fuzzy requirements (“epics”) into more distinct user storie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If a PBI would take more than a quarter of a two-week Sprint, it’s probably too big.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Only a subset of these PBIs, the Sprint Backlog, are tackled by the team in a given Sprint. During Sprint Planning, and during the Sprint itself, the team discovers and tracks the Sprint Tasks necessary to accomplish each PBI in the Sprint Backlog. 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.00.0000</text:date>, <text:time style:data-style-name="N2" text:time-value="17:56:05.7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59:33.07</meta:creation-date>
    <dc:date>2016-12-26T19:19:44.330000000</dc:date>
    <meta:editing-duration>PT7H58M13S</meta:editing-duration>
    <meta:editing-cycles>31</meta:editing-cycles>
    <meta:generator>LibreOffice/5.1.6.2$Windows_x86 LibreOffice_project/07ac168c60a517dba0f0d7bc7540f5afa45f0909</meta:generator>
    <meta:document-statistic meta:table-count="3" meta:cell-count="115" meta:object-count="0"/>
  </office:meta>
</office:document-meta>
</file>